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5.103cm"/>
    </style:style>
    <style:style style:name="Tableau1.B" style:family="table-column">
      <style:table-column-properties style:column-width="3.893cm"/>
    </style:style>
    <style:style style:name="Tableau1.C" style:family="table-column">
      <style:table-column-properties style:column-width="4.101cm"/>
    </style:style>
    <style:style style:name="Tableau1.D" style:family="table-column">
      <style:table-column-properties style:column-width="3.912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ackground-color="#ffcc99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background-color="#ffff00" style:font-size-asian="12pt" style:font-size-complex="12pt"/>
    </style:style>
    <style:style style:name="P5" style:family="paragraph" style:parent-style-name="Standard">
      <style:paragraph-properties fo:background-color="#000000" style:shadow="#808080 0.18cm 0.18cm">
        <style:background-image/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background-color="#000000" fo:padding="0.049cm" fo:border="0.002cm solid #000000" style:shadow="#808080 0.18cm 0.18cm">
        <style:background-image/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6666ff" style:font-name="Times New Roman" fo:font-size="12pt" style:font-size-asian="12pt" style:font-size-complex="12pt"/>
    </style:style>
    <style:style style:name="P11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fo:color="#6666ff" style:font-name="Times New Roman" fo:font-size="11pt" style:font-size-asian="11pt" style:font-size-complex="11pt"/>
    </style:style>
    <style:style style:name="P17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background-color="#000000" fo:padding="0.049cm" fo:border="0.002cm solid #000000" style:shadow="#808080 0.18cm 0.18cm">
        <style:background-image/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fo:color="#6666ff" style:font-name="Times New Roman" fo:font-size="11pt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fo:color="#ff33ff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-asian="WenQuanYi Micro Hei" style:font-name-complex="Lohit Devanagari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édicats et structures répétitives</text:p>
      <text:list xml:id="list2975333093811101546" text:style-name="L1">
        <text:list-item>
          <text:p text:style-name="P11">Donnez l'algorithme d'un programme demandant à l'utilisateur un caractère tant que ce dernier n'est pas 'y' ou 'n'.</text:p>
        </text:list-item>
      </text:list>
      <text:p text:style-name="P16">caractere <text:span text:style-name="T5">caractère</text:span></text:p>
      <text:p text:style-name="P16">Faire</text:p>
      <text:p text:style-name="P16"><text:tab/>Écrire («Donnez un caractère sauf 'y' ou 'n' si vous voulez continuer à donner un caractère»)</text:p>
      <text:p text:style-name="P16"><text:tab/>Lire caractere</text:p>
      <text:p text:style-name="P16">Tant Que caractere <text:span text:style-name="T3">≠</text:span><text:span text:style-name="T4"> 'y' OU caractere </text:span><text:span text:style-name="T3">≠</text:span><text:span text:style-name="T4"> 'n'</text:span></text:p>
      <text:list xml:id="list41551886" text:continue-numbering="true" text:style-name="L1">
        <text:list-item>
          <text:p text:style-name="P11">Donnez l'algorithme d'un programme demandant à l'utilisateur une valeur entière jusqu'à ce que cette dernière soit négative.</text:p>
        </text:list-item>
      </text:list>
      <text:p text:style-name="P16">valeur <text:span text:style-name="T5">entier</text:span></text:p>
      <text:p text:style-name="P16">Faire</text:p>
      <text:p text:style-name="P16"><text:tab/>Écrire («Donnez une valeur entière et si vous voulez arrêter donnez une valeur négative»)</text:p>
      <text:p text:style-name="P16"><text:tab/>Lire valeur</text:p>
      <text:p text:style-name="P16">Tant Que <text:span text:style-name="T4">valeur </text:span><text:span text:style-name="T3">≥</text:span><text:span text:style-name="T4"> 0</text:span></text:p>
      <text:list xml:id="list41560256" text:continue-numbering="true" text:style-name="L1">
        <text:list-item>
          <text:p text:style-name="P11">Donnez l'algorithme d'un programme demandant à l'utilisateur un nombre et affiche autant de symbole # que le nombre saisi.</text:p>
        </text:list-item>
      </text:list>
      <text:p text:style-name="P16">valeur <text:span text:style-name="T5">entier</text:span></text:p>
      <text:p text:style-name="P16">Ecrire («Donnez un nombre entier»)</text:p>
      <text:p text:style-name="P16">Lire valeur</text:p>
      <text:p text:style-name="P16">Tant que valeur <text:span text:style-name="T3">≠</text:span><text:span text:style-name="T4"> 0</text:span></text:p>
      <text:p text:style-name="P16"><text:span text:style-name="T4"><text:tab/>Ecrire («#»)</text:span></text:p>
      <text:p text:style-name="P16"><text:span text:style-name="T4"><text:tab/>valeur = valeur – 1</text:span></text:p>
      <text:p text:style-name="P16"><text:span text:style-name="T4">FinTantQue</text:span></text:p>
      <text:p text:style-name="P7">Soit les algorithmes suivant:</text:p>
      <text:p text:style-name="P4">Algo1</text:p>
      <text:p text:style-name="P5">somme <text:span text:style-name="T1">entier</text:span></text:p>
      <text:p text:style-name="P5">val <text:span text:style-name="T1">entier</text:span></text:p>
      <text:p text:style-name="P5">somme=0</text:p>
      <text:p text:style-name="P5">Ecrire: "Donnez une valeur :"</text:p>
      <text:p text:style-name="P5">Lire: val</text:p>
      <text:p text:style-name="P5">Tant Que (val &gt;= 0)</text:p>
      <text:p text:style-name="P5"><text:tab/>somme = somme + val</text:p>
      <text:p text:style-name="P5"><text:tab/>Ecrire: "Donnez une valeur :"</text:p>
      <text:p text:style-name="P5"><text:tab/>Lire: val</text:p>
      <text:p text:style-name="P5">Fin TantQue</text:p>
      <text:p text:style-name="P5">Ecrire: somme</text:p>
      <text:p text:style-name="P4">Algo2</text:p>
      <text:p text:style-name="P5">somme <text:span text:style-name="T1">entier</text:span></text:p>
      <text:p text:style-name="P5">val <text:span text:style-name="T1">entier</text:span></text:p>
      <text:p text:style-name="P5">somme=0</text:p>
      <text:p text:style-name="P5"/>
      <text:p text:style-name="P5">Faire</text:p>
      <text:p text:style-name="P5"><text:tab/>somme = somme + val</text:p>
      <text:p text:style-name="P5"><text:tab/>Ecrire: "Donnez une valeur :"</text:p>
      <text:p text:style-name="P5"><text:tab/>Lire: val</text:p>
      <text:p text:style-name="P5">Tant Que <text:s/>(val &gt;= 0)</text:p>
      <text:p text:style-name="P5">Ecrire: somme</text:p>
      <text:p text:style-name="P4">Algo3</text:p>
      <text:p text:style-name="P5">somme <text:span text:style-name="T1">entier</text:span></text:p>
      <text:p text:style-name="P5">val <text:span text:style-name="T1">entier</text:span></text:p>
      <text:p text:style-name="P5">somme=0</text:p>
      <text:p text:style-name="P5"/>
      <text:p text:style-name="P5">Faire</text:p>
      <text:p text:style-name="P5"><text:tab/>Écrire: "Donnez une valeur :"</text:p>
      <text:p text:style-name="P5"><text:tab/>Lire: val</text:p>
      <text:p text:style-name="P5"><text:tab/>somme = somme + val</text:p>
      <text:p text:style-name="P5">Tant Que <text:s/>(val &gt;= 0)</text:p>
      <text:p text:style-name="P5">Écrire: somme</text:p>
      <text:list xml:id="list8354171150695090067" text:style-name="L2">
        <text:list-item>
          <text:p text:style-name="P12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Séquence de nombre</text:p>
          </table:table-cell>
          <table:table-cell table:style-name="Tableau1.A1" office:value-type="string">
            <text:p text:style-name="P8">Résultat Algo1</text:p>
          </table:table-cell>
          <table:table-cell table:style-name="Tableau1.A1" office:value-type="string">
            <text:p text:style-name="P8">Résultat Algo2</text:p>
          </table:table-cell>
          <table:table-cell table:style-name="Tableau1.D1" office:value-type="string">
            <text:p text:style-name="P8">Résultat Algo3</text:p>
          </table:table-cell>
        </table:table-row>
        <table:table-row>
          <table:table-cell table:style-name="Tableau1.A2" office:value-type="string">
            <text:p text:style-name="P9">1,2,3,-2</text:p>
          </table:table-cell>
          <table:table-cell table:style-name="Tableau1.B2" office:value-type="float" office:value="4">
            <text:p text:style-name="P10">4</text:p>
          </table:table-cell>
          <table:table-cell table:style-name="Tableau1.B2" office:value-type="float" office:value="6">
            <text:p text:style-name="P10">6</text:p>
          </table:table-cell>
          <table:table-cell table:style-name="Tableau1.D2" office:value-type="float" office:value="6">
            <text:p text:style-name="P10">6</text:p>
          </table:table-cell>
        </table:table-row>
        <table:table-row>
          <table:table-cell table:style-name="Tableau1.A2" office:value-type="string">
            <text:p text:style-name="P9">-1</text:p>
          </table:table-cell>
          <table:table-cell table:style-name="Tableau1.B2" office:value-type="float" office:value="0">
            <text:p text:style-name="P10">0</text:p>
          </table:table-cell>
          <table:table-cell table:style-name="Tableau1.B2" office:value-type="float" office:value="0">
            <text:p text:style-name="P10">0</text:p>
          </table:table-cell>
          <table:table-cell table:style-name="Tableau1.D2" office:value-type="float" office:value="0">
            <text:p text:style-name="P10">0</text:p>
          </table:table-cell>
        </table:table-row>
        <table:table-row>
          <table:table-cell table:style-name="Tableau1.A2" office:value-type="string">
            <text:p text:style-name="P9">0,2,4,6,8,-5</text:p>
          </table:table-cell>
          <table:table-cell table:style-name="Tableau1.B2" office:value-type="float" office:value="15">
            <text:p text:style-name="P10">15</text:p>
          </table:table-cell>
          <table:table-cell table:style-name="Tableau1.B2" office:value-type="float" office:value="20">
            <text:p text:style-name="P10">20</text:p>
          </table:table-cell>
          <table:table-cell table:style-name="Tableau1.D2" office:value-type="float" office:value="20">
            <text:p text:style-name="P10">20</text:p>
          </table:table-cell>
        </table:table-row>
        <table:table-row>
          <table:table-cell table:style-name="Tableau1.A2" office:value-type="string">
            <text:p text:style-name="P9">5,10,-5</text:p>
          </table:table-cell>
          <table:table-cell table:style-name="Tableau1.B2" office:value-type="float" office:value="10">
            <text:p text:style-name="P10">10</text:p>
          </table:table-cell>
          <table:table-cell table:style-name="Tableau1.B2" office:value-type="float" office:value="15">
            <text:p text:style-name="P10">15</text:p>
          </table:table-cell>
          <table:table-cell table:style-name="Tableau1.D2" office:value-type="float" office:value="15">
            <text:p text:style-name="P10">15</text:p>
          </table:table-cell>
        </table:table-row>
      </table:table>
      <text:list xml:id="list7488176971732507137" text:style-name="L3">
        <text:list-item>
          <text:p text:style-name="P13">Quel(s) algorithme(s) fait(font) la somme des valeurs positives entrées par l’utilisateur ? </text:p>
        </text:list-item>
      </text:list>
      <text:p text:style-name="P16">Les algorithmes qui font la somme des valeurs positives entrées par l'utilisateur sont l'Algorithme 2 et l'Algorithme 3.</text:p>
      <text:list xml:id="list41562631" text:continue-numbering="true" text:style-name="L3">
        <text:list-item>
          <text:p text:style-name="P13">Quel algorithme est le plus adapté ?</text:p>
        </text:list-item>
      </text:list>
      <text:p text:style-name="P16">L'algorithme le plus adapté est l'Algorithme 2.</text:p>
      <text:p text:style-name="P7">Les énoncés suivant sont à codez en langage C.</text:p>
      <text:p text:style-name="P3"/>
      <text:list xml:id="list6751333640577915433" text:style-name="L4">
        <text:list-item>
          <text:p text:style-name="P14">Écrivez un programme permettant d'afficher une ligne composée d'un nombre d'étoile saisie par l'utilisateur.</text:p>
        </text:list-item>
      </text:list>
      <text:p text:style-name="P3">Exemple de visuel attendu(ce que tape l'utilisateur est en magenta):</text:p>
      <text:p text:style-name="P6">Combien d'étoiles ? <text:span text:style-name="T2">6</text:span></text:p>
      <text:p text:style-name="P6">******</text:p>
      <text:p text:style-name="P16"><text:s text:c="4"/>int nbEtoile;</text:p>
      <text:p text:style-name="P16"><text:s text:c="4"/></text:p>
      <text:p text:style-name="P16"><text:s text:c="4"/>printf("Combien d'étoiles ?");</text:p>
      <text:p text:style-name="P16"><text:s text:c="4"/>scanf("%d",&amp;nbEtoile);</text:p>
      <text:p text:style-name="P16"><text:s text:c="4"/></text:p>
      <text:p text:style-name="P16"><text:s text:c="4"/>while(nbEtoile!=0){</text:p>
      <text:p text:style-name="P16"><text:s text:c="8"/>printf("*");</text:p>
      <text:p text:style-name="P16"><text:s text:c="8"/>nbEtoile=nbEtoile-1;</text:p>
      <text:p text:style-name="P16"><text:s text:c="4"/>}</text:p>
      <text:list xml:id="list7617806251712966644" text:style-name="L5">
        <text:list-item>
          <text:p text:style-name="P15">Faire un programme qui demande à l'utilisateur de rentrer au clavier un caractère tant que ce dernier n'est pas 'y' ou 'n'. En fonction de la réponse, un message différent apparaît.</text:p>
          <text:list>
            <text:list-item>
              <text:p text:style-name="P15">Si la réponse est 'y' on affichera "Ok, vous voulez continuer"</text:p>
            </text:list-item>
            <text:list-item>
              <text:p text:style-name="P15">Si la réponse est 'n' on affichera "Dommage, à bientôt"</text:p>
            </text:list-item>
            <text:list-item>
              <text:p text:style-name="P15">Si la réponse n'est ni 'y', ni 'n', <text:s/>on affichera "no comprendo" et on repose la question.</text:p>
            </text:list-item>
          </text:list>
        </text:list-item>
      </text:list>
      <text:p text:style-name="P3">Exemple de visuel attendu(ce que tape l'utilisateur est en magenta):</text:p>
      <text:p text:style-name="P6">Souhaitez vous continuer (y/n) ? <text:span text:style-name="T2">6</text:span></text:p>
      <text:p text:style-name="P6">no comprendo</text:p>
      <text:p text:style-name="P6">Souhaitez vous continuer (y/n) ? <text:span text:style-name="T2">z</text:span></text:p>
      <text:p text:style-name="P6">no comprendo</text:p>
      <text:p text:style-name="P6">Souhaitez vous continuer (y/n) ? <text:span text:style-name="T2">y</text:span></text:p>
      <text:p text:style-name="P6">Ok, vous voulez continuer</text:p>
      <text:p text:style-name="P19"><text:s text:c="4"/>char caractere;</text:p>
      <text:p text:style-name="P19"><text:s text:c="4"/></text:p>
      <text:p text:style-name="P19"><text:s text:c="4"/>do{</text:p>
      <text:p text:style-name="P19"><text:s text:c="8"/>printf("Souhaitez-vous continuer (y/n) ? ");</text:p>
      <text:p text:style-name="P19"><text:s text:c="8"/>scanf("%s",caractere);</text:p>
      <text:p text:style-name="P19"><text:s text:c="8"/>if(caractere='y'){</text:p>
      <text:p text:style-name="P19"><text:s text:c="12"/>printf("Ok, vous voulez continuer");</text:p>
      <text:p text:style-name="P19"><text:s text:c="8"/>}</text:p>
      <text:p text:style-name="P19"><text:s text:c="8"/>if(caractere='n'){</text:p>
      <text:p text:style-name="P19"><text:s text:c="12"/>printf("Dommage, à bientôt");</text:p>
      <text:p text:style-name="P19"><text:s text:c="8"/>}</text:p>
      <text:p text:style-name="P19"><text:s text:c="8"/>else{</text:p>
      <text:p text:style-name="P19"><text:s text:c="12"/>printf("No comprendo");</text:p>
      <text:p text:style-name="P19"><text:s text:c="8"/>}</text:p>
      <text:p text:style-name="P19"><text:s text:c="4"/>}while(caractere!='y' || caractere!='n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9T17:30:34.756051412</meta:creation-date>
    <dc:date>2019-10-29T21:35:53.60</dc:date>
    <meta:editing-duration>PT2H34M31S</meta:editing-duration>
    <meta:editing-cycles>27</meta:editing-cycles>
    <meta:generator>OpenOffice/4.1.5$Win32 OpenOffice.org_project/415m1$Build-9789</meta:generator>
    <dc:creator>Maëva Soulard</dc:creator>
    <meta:document-statistic meta:table-count="1" meta:image-count="0" meta:object-count="0" meta:page-count="3" meta:paragraph-count="120" meta:word-count="489" meta:character-count="3134"/>
  </office:meta>
</office:document-meta>
</file>